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7030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5f_Template_20_WILKS_20_Tariff_20_Model" style:data-style-name="N144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2" table:default-cell-style-name="ce4"/>
        <table:table-column table:style-name="co1" table:number-columns-repeated="5" table:default-cell-style-name="ce7"/>
        <table:table-row table:style-name="ro1">
          <table:table-cell table:style-name="ce2" office:value-type="string" calcext:value-type="string" table:number-columns-spanned="1" table:number-rows-spanned="2">
            <text:p>Zone</text:p>
          </table:table-cell>
          <table:table-cell table:style-name="ce2" office:value-type="string" calcext:value-type="string" table:number-columns-spanned="1" table:number-rows-spanned="2">
            <text:p>Zone Name</text:p>
          </table:table-cell>
          <table:table-cell table:style-name="ce5" table:formula="of:=['file:///home/sebair/Downloads/TNUoS%20Forecast%20from%202020-21%20to%202024-25%20-%20Tables(1).xlsm'#$TB.B1]" office:value-type="float" office:value="0" calcext:value-type="float">
            <text:p>0</text:p>
          </table:table-cell>
          <table:table-cell table:style-name="ce5" table:formula="of:=['file:///home/sebair/Downloads/TNUoS%20Forecast%20from%202020-21%20to%202024-25%20-%20Tables(1).xlsm'#$TB.C1]" office:value-type="float" office:value="0" calcext:value-type="float">
            <text:p>0</text:p>
          </table:table-cell>
          <table:table-cell table:style-name="ce5" table:formula="of:=['file:///home/sebair/Downloads/TNUoS%20Forecast%20from%202020-21%20to%202024-25%20-%20Tables(1).xlsm'#$TB.D1]" office:value-type="float" office:value="0" calcext:value-type="float">
            <text:p>0</text:p>
          </table:table-cell>
          <table:table-cell table:style-name="ce5" table:formula="of:=['file:///home/sebair/Downloads/TNUoS%20Forecast%20from%202020-21%20to%202024-25%20-%20Tables(1).xlsm'#$TB.E1]" office:value-type="float" office:value="0" calcext:value-type="float">
            <text:p>0</text:p>
          </table:table-cell>
          <table:table-cell table:style-name="ce5" table:formula="of:=['file:///home/sebair/Downloads/TNUoS%20Forecast%20from%202020-21%20to%202024-25%20-%20Tables(1).xlsm'#$TB.F1]" office:value-type="float" office:value="0" calcext:value-type="float">
            <text:p>0</text:p>
          </table:table-cell>
        </table:table-row>
        <table:table-row table:style-name="ro1">
          <table:covered-table-cell table:number-columns-repeated="2" table:style-name="ce3"/>
          <table:table-cell table:style-name="ce6" office:value-type="string" calcext:value-type="string">
            <text:p>(£/kW)*</text:p>
          </table:table-cell>
          <table:table-cell table:number-columns-repeated="4" table:style-name="ce6" office:value-type="string" calcext:value-type="string">
            <text:p>(£/kW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thern Scotland</text:p>
          </table:table-cell>
          <table:table-cell office:value-type="float" office:value="23.0334482848368" calcext:value-type="float">
            <text:p>23.033448</text:p>
          </table:table-cell>
          <table:table-cell table:formula="of:=SUM(['file:///home/sebair/Downloads/TNUoS%20Forecast%20from%202020-21%20to%202024-25%20-%20Tables(1).xlsm'#$TAAA.C4:.E4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BBB.C4:.E4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CCC.C4:.E4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DDD.C4:.E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ern Scotland</text:p>
          </table:table-cell>
          <table:table-cell office:value-type="float" office:value="30.9748031286264" calcext:value-type="float">
            <text:p>30.974803</text:p>
          </table:table-cell>
          <table:table-cell table:formula="of:=SUM(['file:///home/sebair/Downloads/TNUoS%20Forecast%20from%202020-21%20to%202024-25%20-%20Tables(1).xlsm'#$TAAA.C5:.E5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BBB.C5:.E5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CCC.C5:.E5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DDD.C5:.E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thern</text:p>
          </table:table-cell>
          <table:table-cell office:value-type="float" office:value="43.0819970131385" calcext:value-type="float">
            <text:p>43.081997</text:p>
          </table:table-cell>
          <table:table-cell table:formula="of:=SUM(['file:///home/sebair/Downloads/TNUoS%20Forecast%20from%202020-21%20to%202024-25%20-%20Tables(1).xlsm'#$TAAA.C6:.E6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BBB.C6:.E6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CCC.C6:.E6])" office:value-type="float" office:value="0" calcext:value-type="float">
            <text:p>0.000000</text:p>
          </table:table-cell>
          <table:table-cell table:formula="of:=SUM(['file:///home/sebair/Downloads/TNUoS%20Forecast%20from%202020-21%20to%202024-25%20-%20Tables(1).xlsm'#$TDDD.C6:.E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th West</text:p>
          </table:table-cell>
          <table:table-cell office:value-type="float" office:value="50.3203398553655" calcext:value-type="float">
            <text:p>50.320340</text:p>
          </table:table-cell>
          <table:table-cell table:formula="of:=SUM(['file:///home/sebair/Downloads/TNUoS%20Forecast%20from%202020-21%20to%202024-25%20-%20Tables(1).xlsm'#$TAAA.C7:.E7])" office:value-type="float" office:value="-32.8190934184106" calcext:value-type="float">
            <text:p>-32.819093</text:p>
          </table:table-cell>
          <table:table-cell table:formula="of:=SUM(['file:///home/sebair/Downloads/TNUoS%20Forecast%20from%202020-21%20to%202024-25%20-%20Tables(1).xlsm'#$TBBB.C7:.E7])" office:value-type="float" office:value="-32.9466336113542" calcext:value-type="float">
            <text:p>-32.946634</text:p>
          </table:table-cell>
          <table:table-cell table:formula="of:=SUM(['file:///home/sebair/Downloads/TNUoS%20Forecast%20from%202020-21%20to%202024-25%20-%20Tables(1).xlsm'#$TCCC.C7:.E7])" office:value-type="float" office:value="-36.1862996355505" calcext:value-type="float">
            <text:p>-36.186300</text:p>
          </table:table-cell>
          <table:table-cell table:formula="of:=SUM(['file:///home/sebair/Downloads/TNUoS%20Forecast%20from%202020-21%20to%202024-25%20-%20Tables(1).xlsm'#$TDDD.C7:.E7])" office:value-type="float" office:value="-36.9381171594383" calcext:value-type="float">
            <text:p>-36.938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rkshire</text:p>
          </table:table-cell>
          <table:table-cell office:value-type="float" office:value="50.0222200192414" calcext:value-type="float">
            <text:p>50.022220</text:p>
          </table:table-cell>
          <table:table-cell table:formula="of:=SUM(['file:///home/sebair/Downloads/TNUoS%20Forecast%20from%202020-21%20to%202024-25%20-%20Tables(1).xlsm'#$TAAA.C8:.E8])" office:value-type="float" office:value="-23.7755424656176" calcext:value-type="float">
            <text:p>-23.775542</text:p>
          </table:table-cell>
          <table:table-cell table:formula="of:=SUM(['file:///home/sebair/Downloads/TNUoS%20Forecast%20from%202020-21%20to%202024-25%20-%20Tables(1).xlsm'#$TBBB.C8:.E8])" office:value-type="float" office:value="-24.0789204484562" calcext:value-type="float">
            <text:p>-24.078920</text:p>
          </table:table-cell>
          <table:table-cell table:formula="of:=SUM(['file:///home/sebair/Downloads/TNUoS%20Forecast%20from%202020-21%20to%202024-25%20-%20Tables(1).xlsm'#$TCCC.C8:.E8])" office:value-type="float" office:value="-27.5464582469745" calcext:value-type="float">
            <text:p>-27.546458</text:p>
          </table:table-cell>
          <table:table-cell table:formula="of:=SUM(['file:///home/sebair/Downloads/TNUoS%20Forecast%20from%202020-21%20to%202024-25%20-%20Tables(1).xlsm'#$TDDD.C8:.E8])" office:value-type="float" office:value="-27.851892654893" calcext:value-type="float">
            <text:p>-27.851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 Wales &amp; Mersey</text:p>
          </table:table-cell>
          <table:table-cell office:value-type="float" office:value="52.2460531272893" calcext:value-type="float">
            <text:p>52.246053</text:p>
          </table:table-cell>
          <table:table-cell table:formula="of:=SUM(['file:///home/sebair/Downloads/TNUoS%20Forecast%20from%202020-21%20to%202024-25%20-%20Tables(1).xlsm'#$TAAA.C9:.E9])" office:value-type="float" office:value="-11.6466861296469" calcext:value-type="float">
            <text:p>-11.646686</text:p>
          </table:table-cell>
          <table:table-cell table:formula="of:=SUM(['file:///home/sebair/Downloads/TNUoS%20Forecast%20from%202020-21%20to%202024-25%20-%20Tables(1).xlsm'#$TBBB.C9:.E9])" office:value-type="float" office:value="-12.0599172516501" calcext:value-type="float">
            <text:p>-12.059917</text:p>
          </table:table-cell>
          <table:table-cell table:formula="of:=SUM(['file:///home/sebair/Downloads/TNUoS%20Forecast%20from%202020-21%20to%202024-25%20-%20Tables(1).xlsm'#$TCCC.C9:.E9])" office:value-type="float" office:value="-12.9786503114496" calcext:value-type="float">
            <text:p>-12.978650</text:p>
          </table:table-cell>
          <table:table-cell table:formula="of:=SUM(['file:///home/sebair/Downloads/TNUoS%20Forecast%20from%202020-21%20to%202024-25%20-%20Tables(1).xlsm'#$TDDD.C9:.E9])" office:value-type="float" office:value="-13.8189310759944" calcext:value-type="float">
            <text:p>-13.818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st Midlands</text:p>
          </table:table-cell>
          <table:table-cell office:value-type="float" office:value="53.5733346161551" calcext:value-type="float">
            <text:p>53.573335</text:p>
          </table:table-cell>
          <table:table-cell table:formula="of:=SUM(['file:///home/sebair/Downloads/TNUoS%20Forecast%20from%202020-21%20to%202024-25%20-%20Tables(1).xlsm'#$TAAA.C10:.E10])" office:value-type="float" office:value="-5.81654563264648" calcext:value-type="float">
            <text:p>-5.816546</text:p>
          </table:table-cell>
          <table:table-cell table:formula="of:=SUM(['file:///home/sebair/Downloads/TNUoS%20Forecast%20from%202020-21%20to%202024-25%20-%20Tables(1).xlsm'#$TBBB.C10:.E10])" office:value-type="float" office:value="-5.23893458665736" calcext:value-type="float">
            <text:p>-5.238935</text:p>
          </table:table-cell>
          <table:table-cell table:formula="of:=SUM(['file:///home/sebair/Downloads/TNUoS%20Forecast%20from%202020-21%20to%202024-25%20-%20Tables(1).xlsm'#$TCCC.C10:.E10])" office:value-type="float" office:value="-4.98533823921949" calcext:value-type="float">
            <text:p>-4.985338</text:p>
          </table:table-cell>
          <table:table-cell table:formula="of:=SUM(['file:///home/sebair/Downloads/TNUoS%20Forecast%20from%202020-21%20to%202024-25%20-%20Tables(1).xlsm'#$TDDD.C10:.E10])" office:value-type="float" office:value="-5.4982166117624" calcext:value-type="float">
            <text:p>-5.4982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dlands</text:p>
          </table:table-cell>
          <table:table-cell office:value-type="float" office:value="55.0895208929239" calcext:value-type="float">
            <text:p>55.089521</text:p>
          </table:table-cell>
          <table:table-cell table:formula="of:=SUM(['file:///home/sebair/Downloads/TNUoS%20Forecast%20from%202020-21%20to%202024-25%20-%20Tables(1).xlsm'#$TAAA.C11:.E11])" office:value-type="float" office:value="-4.61275368842561" calcext:value-type="float">
            <text:p>-4.612754</text:p>
          </table:table-cell>
          <table:table-cell table:formula="of:=SUM(['file:///home/sebair/Downloads/TNUoS%20Forecast%20from%202020-21%20to%202024-25%20-%20Tables(1).xlsm'#$TBBB.C11:.E11])" office:value-type="float" office:value="-4.96337966590831" calcext:value-type="float">
            <text:p>-4.963380</text:p>
          </table:table-cell>
          <table:table-cell table:formula="of:=SUM(['file:///home/sebair/Downloads/TNUoS%20Forecast%20from%202020-21%20to%202024-25%20-%20Tables(1).xlsm'#$TCCC.C11:.E11])" office:value-type="float" office:value="-4.94011939945704" calcext:value-type="float">
            <text:p>-4.940119</text:p>
          </table:table-cell>
          <table:table-cell table:formula="of:=SUM(['file:///home/sebair/Downloads/TNUoS%20Forecast%20from%202020-21%20to%202024-25%20-%20Tables(1).xlsm'#$TDDD.C11:.E11])" office:value-type="float" office:value="-5.35391734097712" calcext:value-type="float">
            <text:p>-5.353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astern</text:p>
          </table:table-cell>
          <table:table-cell office:value-type="float" office:value="55.3496859118584" calcext:value-type="float">
            <text:p>55.349686</text:p>
          </table:table-cell>
          <table:table-cell table:formula="of:=SUM(['file:///home/sebair/Downloads/TNUoS%20Forecast%20from%202020-21%20to%202024-25%20-%20Tables(1).xlsm'#$TAAA.C12:.E12])" office:value-type="float" office:value="-4.70818459600035" calcext:value-type="float">
            <text:p>-4.708185</text:p>
          </table:table-cell>
          <table:table-cell table:formula="of:=SUM(['file:///home/sebair/Downloads/TNUoS%20Forecast%20from%202020-21%20to%202024-25%20-%20Tables(1).xlsm'#$TBBB.C12:.E12])" office:value-type="float" office:value="-3.86110992457036" calcext:value-type="float">
            <text:p>-3.861110</text:p>
          </table:table-cell>
          <table:table-cell table:formula="of:=SUM(['file:///home/sebair/Downloads/TNUoS%20Forecast%20from%202020-21%20to%202024-25%20-%20Tables(1).xlsm'#$TCCC.C12:.E12])" office:value-type="float" office:value="-2.69472734006603" calcext:value-type="float">
            <text:p>-2.694727</text:p>
          </table:table-cell>
          <table:table-cell table:formula="of:=SUM(['file:///home/sebair/Downloads/TNUoS%20Forecast%20from%202020-21%20to%202024-25%20-%20Tables(1).xlsm'#$TDDD.C12:.E12])" office:value-type="float" office:value="-1.51166258607581" calcext:value-type="float">
            <text:p>-1.511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uth Wales</text:p>
          </table:table-cell>
          <table:table-cell office:value-type="float" office:value="50.8917391872186" calcext:value-type="float">
            <text:p>50.891739</text:p>
          </table:table-cell>
          <table:table-cell table:formula="of:=SUM(['file:///home/sebair/Downloads/TNUoS%20Forecast%20from%202020-21%20to%202024-25%20-%20Tables(1).xlsm'#$TAAA.C13:.E13])" office:value-type="float" office:value="-0.549077232254973" calcext:value-type="float">
            <text:p>-0.549077</text:p>
          </table:table-cell>
          <table:table-cell table:formula="of:=SUM(['file:///home/sebair/Downloads/TNUoS%20Forecast%20from%202020-21%20to%202024-25%20-%20Tables(1).xlsm'#$TBBB.C13:.E13])" office:value-type="float" office:value="-0.224696069380997" calcext:value-type="float">
            <text:p>-0.224696</text:p>
          </table:table-cell>
          <table:table-cell table:formula="of:=SUM(['file:///home/sebair/Downloads/TNUoS%20Forecast%20from%202020-21%20to%202024-25%20-%20Tables(1).xlsm'#$TCCC.C13:.E13])" office:value-type="float" office:value="-0.162410967991955" calcext:value-type="float">
            <text:p>-0.162411</text:p>
          </table:table-cell>
          <table:table-cell table:formula="of:=SUM(['file:///home/sebair/Downloads/TNUoS%20Forecast%20from%202020-21%20to%202024-25%20-%20Tables(1).xlsm'#$TDDD.C13:.E13])" office:value-type="float" office:value="-0.127361943295713" calcext:value-type="float">
            <text:p>-0.1273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th East</text:p>
          </table:table-cell>
          <table:table-cell office:value-type="float" office:value="57.7373100208059" calcext:value-type="float">
            <text:p>57.737310</text:p>
          </table:table-cell>
          <table:table-cell table:formula="of:=SUM(['file:///home/sebair/Downloads/TNUoS%20Forecast%20from%202020-21%20to%202024-25%20-%20Tables(1).xlsm'#$TAAA.C14:.E14])" office:value-type="float" office:value="0.200088280396546" calcext:value-type="float">
            <text:p>0.200088</text:p>
          </table:table-cell>
          <table:table-cell table:formula="of:=SUM(['file:///home/sebair/Downloads/TNUoS%20Forecast%20from%202020-21%20to%202024-25%20-%20Tables(1).xlsm'#$TBBB.C14:.E14])" office:value-type="float" office:value="0.909864499445575" calcext:value-type="float">
            <text:p>0.909864</text:p>
          </table:table-cell>
          <table:table-cell table:formula="of:=SUM(['file:///home/sebair/Downloads/TNUoS%20Forecast%20from%202020-21%20to%202024-25%20-%20Tables(1).xlsm'#$TCCC.C14:.E14])" office:value-type="float" office:value="1.5948980813299" calcext:value-type="float">
            <text:p>1.594898</text:p>
          </table:table-cell>
          <table:table-cell table:formula="of:=SUM(['file:///home/sebair/Downloads/TNUoS%20Forecast%20from%202020-21%20to%202024-25%20-%20Tables(1).xlsm'#$TDDD.C14:.E14])" office:value-type="float" office:value="2.01608263686329" calcext:value-type="float">
            <text:p>2.016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61.3239574442827" calcext:value-type="float">
            <text:p>61.323957</text:p>
          </table:table-cell>
          <table:table-cell table:formula="of:=SUM(['file:///home/sebair/Downloads/TNUoS%20Forecast%20from%202020-21%20to%202024-25%20-%20Tables(1).xlsm'#$TAAA.C15:.E15])" office:value-type="float" office:value="2.15515264619905" calcext:value-type="float">
            <text:p>2.155153</text:p>
          </table:table-cell>
          <table:table-cell table:formula="of:=SUM(['file:///home/sebair/Downloads/TNUoS%20Forecast%20from%202020-21%20to%202024-25%20-%20Tables(1).xlsm'#$TBBB.C15:.E15])" office:value-type="float" office:value="2.08843647979089" calcext:value-type="float">
            <text:p>2.088436</text:p>
          </table:table-cell>
          <table:table-cell table:formula="of:=SUM(['file:///home/sebair/Downloads/TNUoS%20Forecast%20from%202020-21%20to%202024-25%20-%20Tables(1).xlsm'#$TCCC.C15:.E15])" office:value-type="float" office:value="1.72413472185981" calcext:value-type="float">
            <text:p>1.724135</text:p>
          </table:table-cell>
          <table:table-cell table:formula="of:=SUM(['file:///home/sebair/Downloads/TNUoS%20Forecast%20from%202020-21%20to%202024-25%20-%20Tables(1).xlsm'#$TDDD.C15:.E15])" office:value-type="float" office:value="1.80689525111677" calcext:value-type="float">
            <text:p>1.806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uthern</text:p>
          </table:table-cell>
          <table:table-cell office:value-type="float" office:value="59.0106981019248" calcext:value-type="float">
            <text:p>59.010698</text:p>
          </table:table-cell>
          <table:table-cell table:formula="of:=SUM(['file:///home/sebair/Downloads/TNUoS%20Forecast%20from%202020-21%20to%202024-25%20-%20Tables(1).xlsm'#$TAAA.C16:.E16])" office:value-type="float" office:value="-2.59837725788169" calcext:value-type="float">
            <text:p>-2.598377</text:p>
          </table:table-cell>
          <table:table-cell table:formula="of:=SUM(['file:///home/sebair/Downloads/TNUoS%20Forecast%20from%202020-21%20to%202024-25%20-%20Tables(1).xlsm'#$TBBB.C16:.E16])" office:value-type="float" office:value="-0.102184204800957" calcext:value-type="float">
            <text:p>-0.102184</text:p>
          </table:table-cell>
          <table:table-cell table:formula="of:=SUM(['file:///home/sebair/Downloads/TNUoS%20Forecast%20from%202020-21%20to%202024-25%20-%20Tables(1).xlsm'#$TCCC.C16:.E16])" office:value-type="float" office:value="1.34444352475829" calcext:value-type="float">
            <text:p>1.344444</text:p>
          </table:table-cell>
          <table:table-cell table:formula="of:=SUM(['file:///home/sebair/Downloads/TNUoS%20Forecast%20from%202020-21%20to%202024-25%20-%20Tables(1).xlsm'#$TDDD.C16:.E16])" office:value-type="float" office:value="0.640156713572385" calcext:value-type="float">
            <text:p>0.640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uth Western</text:p>
          </table:table-cell>
          <table:table-cell office:value-type="float" office:value="57.0989639947049" calcext:value-type="float">
            <text:p>57.098964</text:p>
          </table:table-cell>
          <table:table-cell table:formula="of:=SUM(['file:///home/sebair/Downloads/TNUoS%20Forecast%20from%202020-21%20to%202024-25%20-%20Tables(1).xlsm'#$TAAA.C17:.E17])" office:value-type="float" office:value="4.49558771116621" calcext:value-type="float">
            <text:p>4.495588</text:p>
          </table:table-cell>
          <table:table-cell table:formula="of:=SUM(['file:///home/sebair/Downloads/TNUoS%20Forecast%20from%202020-21%20to%202024-25%20-%20Tables(1).xlsm'#$TBBB.C17:.E17])" office:value-type="float" office:value="4.69373537578509" calcext:value-type="float">
            <text:p>4.693735</text:p>
          </table:table-cell>
          <table:table-cell table:formula="of:=SUM(['file:///home/sebair/Downloads/TNUoS%20Forecast%20from%202020-21%20to%202024-25%20-%20Tables(1).xlsm'#$TCCC.C17:.E17])" office:value-type="float" office:value="4.4033071498072" calcext:value-type="float">
            <text:p>4.403307</text:p>
          </table:table-cell>
          <table:table-cell table:formula="of:=SUM(['file:///home/sebair/Downloads/TNUoS%20Forecast%20from%202020-21%20to%202024-25%20-%20Tables(1).xlsm'#$TDDD.C17:.E17])" office:value-type="float" office:value="4.63523741044493" calcext:value-type="float">
            <text:p>4.635237</text:p>
          </table:table-cell>
        </table:table-row>
      </table:table>
      <table:table table:name="'file:///home/sebair/Downloads/TNUoS%20Forecast%20from%202020-21%20to%202024-25%20-%20Tables(1).xlsm'#TAAA" table:print="false" table:style-name="ta_extref">
        <table:table-source xlink:type="simple" xlink:href="../../../../../Downloads/TNUoS%20Forecast%20from%202020-21%20to%202024-25%20-%20Tables(1).xlsm" table:table-name="TAAA" table:mode="copy-results-only"/>
        <table:table-column table:number-columns-repeated="5"/>
        <table:table-row table:number-rows-repeated="3">
          <table:table-cell table:number-columns-repeated="5"/>
        </table:table-row>
        <table:table-row>
          <table:table-cell table:number-columns-repeated="2"/>
          <table:table-cell table:style-name="ce1" office:value-type="string">
            <text:p>Zone Name</text:p>
          </table:table-cell>
          <table:table-cell table:style-name="ce1" office:value-type="string">
            <text:p>Gross Half-Hourly Demand Tariff</text:p>
          </table:table-cell>
        </table:table-row>
        <table:table-row>
          <table:table-cell table:number-columns-repeated="4"/>
          <table:table-cell table:style-name="ce1" office:value-type="string">
            <text:p>Peak Security Transport</text:p>
          </table:table-cell>
        </table:table-row>
        <table:table-row>
          <table:table-cell table:number-columns-repeated="4"/>
          <table:table-cell table:style-name="ce1" office:value-type="string">
            <text:p>(£/kW)</text:p>
          </table:table-cell>
        </table:table-row>
        <table:table-row>
          <table:table-cell table:number-columns-repeated="2"/>
          <table:table-cell table:style-name="ce1" office:value-type="string">
            <text:p>Northern Scotland</text:p>
          </table:table-cell>
          <table:table-cell table:style-name="ce1" office:value-type="float" office:value="-3.24437545304952">
            <text:p>-3.24437545304952</text:p>
          </table:table-cell>
          <table:table-cell table:style-name="ce1" office:value-type="float" office:value="-29.574717965361">
            <text:p>-29.574717965361</text:p>
          </table:table-cell>
        </table:table-row>
        <table:table-row>
          <table:table-cell table:number-columns-repeated="2"/>
          <table:table-cell table:style-name="ce1" office:value-type="string">
            <text:p>Southern Scotland</text:p>
          </table:table-cell>
          <table:table-cell table:style-name="ce1" office:value-type="float" office:value="-3.06370529214883">
            <text:p>-3.06370529214883</text:p>
          </table:table-cell>
          <table:table-cell table:style-name="ce1" office:value-type="float" office:value="-20.7118371734688">
            <text:p>-20.7118371734688</text:p>
          </table:table-cell>
        </table:table-row>
        <table:table-row>
          <table:table-cell table:number-columns-repeated="2"/>
          <table:table-cell table:style-name="ce1" office:value-type="string">
            <text:p>Northern</text:p>
          </table:table-cell>
          <table:table-cell table:style-name="ce1" office:value-type="float" office:value="-3.47981579650886">
            <text:p>-3.47981579650886</text:p>
          </table:table-cell>
          <table:table-cell table:style-name="ce1" office:value-type="float" office:value="-8.16687033313806">
            <text:p>-8.16687033313806</text:p>
          </table:table-cell>
        </table:table-row>
        <table:table-row>
          <table:table-cell table:number-columns-repeated="2"/>
          <table:table-cell table:style-name="ce1" office:value-type="string">
            <text:p>North West</text:p>
          </table:table-cell>
          <table:table-cell table:style-name="ce1" office:value-type="float" office:value="-1.96966885261797">
            <text:p>-1.96966885261797</text:p>
          </table:table-cell>
          <table:table-cell table:style-name="ce1" office:value-type="float" office:value="-3.84687678002851">
            <text:p>-3.84687678002851</text:p>
          </table:table-cell>
        </table:table-row>
        <table:table-row>
          <table:table-cell table:number-columns-repeated="2"/>
          <table:table-cell table:style-name="ce1" office:value-type="string">
            <text:p>Yorkshire</text:p>
          </table:table-cell>
          <table:table-cell table:style-name="ce1" office:value-type="float" office:value="-2.71776857371146">
            <text:p>-2.71776857371146</text:p>
          </table:table-cell>
          <table:table-cell table:style-name="ce1" office:value-type="float" office:value="-1.89498511471414">
            <text:p>-1.89498511471414</text:p>
          </table:table-cell>
        </table:table-row>
        <table:table-row>
          <table:table-cell table:number-columns-repeated="2"/>
          <table:table-cell table:style-name="ce1" office:value-type="string">
            <text:p>N Wales &amp; Mersey</text:p>
          </table:table-cell>
          <table:table-cell table:style-name="ce1" office:value-type="float" office:value="-3.13469944889055">
            <text:p>-3.13469944889055</text:p>
          </table:table-cell>
          <table:table-cell table:style-name="ce1" office:value-type="float" office:value="-1.57348514710979">
            <text:p>-1.57348514710979</text:p>
          </table:table-cell>
        </table:table-row>
        <table:table-row>
          <table:table-cell table:number-columns-repeated="2"/>
          <table:table-cell table:style-name="ce1" office:value-type="string">
            <text:p>East Midlands</text:p>
          </table:table-cell>
          <table:table-cell table:style-name="ce1" office:value-type="float" office:value="-2.32435689958868">
            <text:p>-2.32435689958868</text:p>
          </table:table-cell>
          <table:table-cell table:style-name="ce1" office:value-type="float" office:value="1.77527966733371">
            <text:p>1.77527966733371</text:p>
          </table:table-cell>
        </table:table-row>
        <table:table-row>
          <table:table-cell table:number-columns-repeated="2"/>
          <table:table-cell table:style-name="ce1" office:value-type="string">
            <text:p>Midlands</text:p>
          </table:table-cell>
          <table:table-cell table:style-name="ce1" office:value-type="float" office:value="-2.51697161428982">
            <text:p>-2.51697161428982</text:p>
          </table:table-cell>
          <table:table-cell table:style-name="ce1" office:value-type="float" office:value="2.71705989468637">
            <text:p>2.71705989468637</text:p>
          </table:table-cell>
        </table:table-row>
        <table:table-row>
          <table:table-cell table:number-columns-repeated="2"/>
          <table:table-cell table:style-name="ce1" office:value-type="string">
            <text:p>Eastern</text:p>
          </table:table-cell>
          <table:table-cell table:style-name="ce1" office:value-type="float" office:value="1.92123800778266">
            <text:p>1.92123800778266</text:p>
          </table:table-cell>
          <table:table-cell table:style-name="ce1" office:value-type="float" office:value="0.233914638416388">
            <text:p>0.233914638416388</text:p>
          </table:table-cell>
        </table:table-row>
        <table:table-row>
          <table:table-cell table:number-columns-repeated="2"/>
          <table:table-cell table:style-name="ce1" office:value-type="string">
            <text:p>South Wales</text:p>
          </table:table-cell>
          <table:table-cell table:style-name="ce1" office:value-type="float" office:value="-6.84994686247903">
            <text:p>-6.84994686247903</text:p>
          </table:table-cell>
          <table:table-cell table:style-name="ce1" office:value-type="float" office:value="4.25156960459734">
            <text:p>4.25156960459734</text:p>
          </table:table-cell>
        </table:table-row>
        <table:table-row>
          <table:table-cell table:number-columns-repeated="2"/>
          <table:table-cell table:style-name="ce1" office:value-type="string">
            <text:p>South East</text:p>
          </table:table-cell>
          <table:table-cell table:style-name="ce1" office:value-type="float" office:value="4.18838392327905">
            <text:p>4.18838392327905</text:p>
          </table:table-cell>
          <table:table-cell table:style-name="ce1" office:value-type="float" office:value="0.307203787887162">
            <text:p>0.307203787887162</text:p>
          </table:table-cell>
        </table:table-row>
      </table:table>
      <table:table table:name="'file:///home/sebair/Downloads/TNUoS%20Forecast%20from%202020-21%20to%202024-25%20-%20Tables(1).xlsm'#TBBB" table:print="false" table:style-name="ta_extref">
        <table:table-source xlink:type="simple" xlink:href="../../../../../Downloads/TNUoS%20Forecast%20from%202020-21%20to%202024-25%20-%20Tables(1).xlsm" table:table-name="TBBB" table:mode="copy-results-only"/>
        <table:table-column table:number-columns-repeated="5"/>
        <table:table-row table:number-rows-repeated="3">
          <table:table-cell table:number-columns-repeated="5"/>
        </table:table-row>
        <table:table-row>
          <table:table-cell table:number-columns-repeated="2"/>
          <table:table-cell table:style-name="ce1" office:value-type="string">
            <text:p>Zone Name</text:p>
          </table:table-cell>
          <table:table-cell table:style-name="ce1" office:value-type="string">
            <text:p>Gross Half-Hourly Demand Tariff</text:p>
          </table:table-cell>
        </table:table-row>
        <table:table-row>
          <table:table-cell table:number-columns-repeated="4"/>
          <table:table-cell table:style-name="ce1" office:value-type="string">
            <text:p>Peak Security Transport</text:p>
          </table:table-cell>
        </table:table-row>
        <table:table-row>
          <table:table-cell table:number-columns-repeated="4"/>
          <table:table-cell table:style-name="ce1" office:value-type="string">
            <text:p>(£/kW)</text:p>
          </table:table-cell>
        </table:table-row>
        <table:table-row>
          <table:table-cell table:number-columns-repeated="2"/>
          <table:table-cell table:style-name="ce1" office:value-type="string">
            <text:p>Northern Scotland</text:p>
          </table:table-cell>
          <table:table-cell table:style-name="ce1" office:value-type="float" office:value="-3.08981237544171">
            <text:p>-3.08981237544171</text:p>
          </table:table-cell>
          <table:table-cell table:style-name="ce1" office:value-type="float" office:value="-29.8568212359125">
            <text:p>-29.8568212359125</text:p>
          </table:table-cell>
        </table:table-row>
        <table:table-row>
          <table:table-cell table:number-columns-repeated="2"/>
          <table:table-cell table:style-name="ce1" office:value-type="string">
            <text:p>Southern Scotland</text:p>
          </table:table-cell>
          <table:table-cell table:style-name="ce1" office:value-type="float" office:value="-3.19852102954065">
            <text:p>-3.19852102954065</text:p>
          </table:table-cell>
          <table:table-cell table:style-name="ce1" office:value-type="float" office:value="-20.8803994189156">
            <text:p>-20.8803994189156</text:p>
          </table:table-cell>
        </table:table-row>
        <table:table-row>
          <table:table-cell table:number-columns-repeated="2"/>
          <table:table-cell table:style-name="ce1" office:value-type="string">
            <text:p>Northern</text:p>
          </table:table-cell>
          <table:table-cell table:style-name="ce1" office:value-type="float" office:value="-3.95876007561585">
            <text:p>-3.95876007561585</text:p>
          </table:table-cell>
          <table:table-cell table:style-name="ce1" office:value-type="float" office:value="-8.10115717603427">
            <text:p>-8.10115717603427</text:p>
          </table:table-cell>
        </table:table-row>
        <table:table-row>
          <table:table-cell table:number-columns-repeated="2"/>
          <table:table-cell table:style-name="ce1" office:value-type="string">
            <text:p>North West</text:p>
          </table:table-cell>
          <table:table-cell table:style-name="ce1" office:value-type="float" office:value="-1.79080517083167">
            <text:p>-1.79080517083167</text:p>
          </table:table-cell>
          <table:table-cell table:style-name="ce1" office:value-type="float" office:value="-3.44812941582569">
            <text:p>-3.44812941582569</text:p>
          </table:table-cell>
        </table:table-row>
        <table:table-row>
          <table:table-cell table:number-columns-repeated="2"/>
          <table:table-cell table:style-name="ce1" office:value-type="string">
            <text:p>Yorkshire</text:p>
          </table:table-cell>
          <table:table-cell table:style-name="ce1" office:value-type="float" office:value="-3.38567686416713">
            <text:p>-3.38567686416713</text:p>
          </table:table-cell>
          <table:table-cell table:style-name="ce1" office:value-type="float" office:value="-1.57770280174118">
            <text:p>-1.57770280174118</text:p>
          </table:table-cell>
        </table:table-row>
        <table:table-row>
          <table:table-cell table:number-columns-repeated="2"/>
          <table:table-cell table:style-name="ce1" office:value-type="string">
            <text:p>N Wales &amp; Mersey</text:p>
          </table:table-cell>
          <table:table-cell table:style-name="ce1" office:value-type="float" office:value="-2.86665449241362">
            <text:p>-2.86665449241362</text:p>
          </table:table-cell>
          <table:table-cell table:style-name="ce1" office:value-type="float" office:value="-0.994455432156737">
            <text:p>-0.994455432156737</text:p>
          </table:table-cell>
        </table:table-row>
        <table:table-row>
          <table:table-cell table:number-columns-repeated="2"/>
          <table:table-cell table:style-name="ce1" office:value-type="string">
            <text:p>East Midlands</text:p>
          </table:table-cell>
          <table:table-cell table:style-name="ce1" office:value-type="float" office:value="-2.50372046773723">
            <text:p>-2.50372046773723</text:p>
          </table:table-cell>
          <table:table-cell table:style-name="ce1" office:value-type="float" office:value="2.27902439835624">
            <text:p>2.27902439835624</text:p>
          </table:table-cell>
        </table:table-row>
        <table:table-row>
          <table:table-cell table:number-columns-repeated="2"/>
          <table:table-cell table:style-name="ce1" office:value-type="string">
            <text:p>Midlands</text:p>
          </table:table-cell>
          <table:table-cell table:style-name="ce1" office:value-type="float" office:value="-2.10318258170658">
            <text:p>-2.10318258170658</text:p>
          </table:table-cell>
          <table:table-cell table:style-name="ce1" office:value-type="float" office:value="3.01304708115215">
            <text:p>3.01304708115215</text:p>
          </table:table-cell>
        </table:table-row>
        <table:table-row>
          <table:table-cell table:number-columns-repeated="2"/>
          <table:table-cell table:style-name="ce1" office:value-type="string">
            <text:p>Eastern</text:p>
          </table:table-cell>
          <table:table-cell table:style-name="ce1" office:value-type="float" office:value="1.57095825854342">
            <text:p>1.57095825854342</text:p>
          </table:table-cell>
          <table:table-cell table:style-name="ce1" office:value-type="float" office:value="0.517478221247468">
            <text:p>0.517478221247468</text:p>
          </table:table-cell>
        </table:table-row>
        <table:table-row>
          <table:table-cell table:number-columns-repeated="2"/>
          <table:table-cell table:style-name="ce1" office:value-type="string">
            <text:p>South Wales</text:p>
          </table:table-cell>
          <table:table-cell table:style-name="ce1" office:value-type="float" office:value="-5.77945955696866">
            <text:p>-5.77945955696866</text:p>
          </table:table-cell>
          <table:table-cell table:style-name="ce1" office:value-type="float" office:value="5.6772753521677">
            <text:p>5.6772753521677</text:p>
          </table:table-cell>
        </table:table-row>
        <table:table-row>
          <table:table-cell table:number-columns-repeated="2"/>
          <table:table-cell table:style-name="ce1" office:value-type="string">
            <text:p>South East</text:p>
          </table:table-cell>
          <table:table-cell table:style-name="ce1" office:value-type="float" office:value="4.51747063444296">
            <text:p>4.51747063444296</text:p>
          </table:table-cell>
          <table:table-cell table:style-name="ce1" office:value-type="float" office:value="0.176264741342123">
            <text:p>0.176264741342123</text:p>
          </table:table-cell>
        </table:table-row>
      </table:table>
      <table:table table:name="'file:///home/sebair/Downloads/TNUoS%20Forecast%20from%202020-21%20to%202024-25%20-%20Tables(1).xlsm'#TCCC" table:print="false" table:style-name="ta_extref">
        <table:table-source xlink:type="simple" xlink:href="../../../../../Downloads/TNUoS%20Forecast%20from%202020-21%20to%202024-25%20-%20Tables(1).xlsm" table:table-name="TCCC" table:mode="copy-results-only"/>
        <table:table-column table:number-columns-repeated="5"/>
        <table:table-row table:number-rows-repeated="3">
          <table:table-cell table:number-columns-repeated="5"/>
        </table:table-row>
        <table:table-row>
          <table:table-cell table:number-columns-repeated="2"/>
          <table:table-cell table:style-name="ce1" office:value-type="string">
            <text:p>Zone Name</text:p>
          </table:table-cell>
          <table:table-cell table:style-name="ce1" office:value-type="string">
            <text:p>Gross Half-Hourly Demand Tariff</text:p>
          </table:table-cell>
        </table:table-row>
        <table:table-row>
          <table:table-cell table:number-columns-repeated="4"/>
          <table:table-cell table:style-name="ce1" office:value-type="string">
            <text:p>Peak Security Transport</text:p>
          </table:table-cell>
        </table:table-row>
        <table:table-row>
          <table:table-cell table:number-columns-repeated="4"/>
          <table:table-cell table:style-name="ce1" office:value-type="string">
            <text:p>(£/kW)</text:p>
          </table:table-cell>
        </table:table-row>
        <table:table-row>
          <table:table-cell table:number-columns-repeated="2"/>
          <table:table-cell table:style-name="ce1" office:value-type="string">
            <text:p>Northern Scotland</text:p>
          </table:table-cell>
          <table:table-cell table:style-name="ce1" office:value-type="float" office:value="-1.88189639942213">
            <text:p>-1.88189639942213</text:p>
          </table:table-cell>
          <table:table-cell table:style-name="ce1" office:value-type="float" office:value="-34.3044032361284">
            <text:p>-34.3044032361284</text:p>
          </table:table-cell>
        </table:table-row>
        <table:table-row>
          <table:table-cell table:number-columns-repeated="2"/>
          <table:table-cell table:style-name="ce1" office:value-type="string">
            <text:p>Southern Scotland</text:p>
          </table:table-cell>
          <table:table-cell table:style-name="ce1" office:value-type="float" office:value="-2.12699230111205">
            <text:p>-2.12699230111205</text:p>
          </table:table-cell>
          <table:table-cell table:style-name="ce1" office:value-type="float" office:value="-25.4194659458624">
            <text:p>-25.4194659458624</text:p>
          </table:table-cell>
        </table:table-row>
        <table:table-row>
          <table:table-cell table:number-columns-repeated="2"/>
          <table:table-cell table:style-name="ce1" office:value-type="string">
            <text:p>Northern</text:p>
          </table:table-cell>
          <table:table-cell table:style-name="ce1" office:value-type="float" office:value="-3.11524023980733">
            <text:p>-3.11524023980733</text:p>
          </table:table-cell>
          <table:table-cell table:style-name="ce1" office:value-type="float" office:value="-9.86341007164223">
            <text:p>-9.86341007164223</text:p>
          </table:table-cell>
        </table:table-row>
        <table:table-row>
          <table:table-cell table:number-columns-repeated="2"/>
          <table:table-cell table:style-name="ce1" office:value-type="string">
            <text:p>North West</text:p>
          </table:table-cell>
          <table:table-cell table:style-name="ce1" office:value-type="float" office:value="-0.938503675103454">
            <text:p>-0.938503675103454</text:p>
          </table:table-cell>
          <table:table-cell table:style-name="ce1" office:value-type="float" office:value="-4.04683456411604">
            <text:p>-4.04683456411604</text:p>
          </table:table-cell>
        </table:table-row>
        <table:table-row>
          <table:table-cell table:number-columns-repeated="2"/>
          <table:table-cell table:style-name="ce1" office:value-type="string">
            <text:p>Yorkshire</text:p>
          </table:table-cell>
          <table:table-cell table:style-name="ce1" office:value-type="float" office:value="-2.72112864028178">
            <text:p>-2.72112864028178</text:p>
          </table:table-cell>
          <table:table-cell table:style-name="ce1" office:value-type="float" office:value="-2.21899075917526">
            <text:p>-2.21899075917526</text:p>
          </table:table-cell>
        </table:table-row>
        <table:table-row>
          <table:table-cell table:number-columns-repeated="2"/>
          <table:table-cell table:style-name="ce1" office:value-type="string">
            <text:p>N Wales &amp; Mersey</text:p>
          </table:table-cell>
          <table:table-cell table:style-name="ce1" office:value-type="float" office:value="-1.34891508360452">
            <text:p>-1.34891508360452</text:p>
          </table:table-cell>
          <table:table-cell table:style-name="ce1" office:value-type="float" office:value="-1.34581225646151">
            <text:p>-1.34581225646151</text:p>
          </table:table-cell>
        </table:table-row>
        <table:table-row>
          <table:table-cell table:number-columns-repeated="2"/>
          <table:table-cell table:style-name="ce1" office:value-type="string">
            <text:p>East Midlands</text:p>
          </table:table-cell>
          <table:table-cell table:style-name="ce1" office:value-type="float" office:value="-2.31464198565116">
            <text:p>-2.31464198565116</text:p>
          </table:table-cell>
          <table:table-cell table:style-name="ce1" office:value-type="float" office:value="2.1522310176592">
            <text:p>2.1522310176592</text:p>
          </table:table-cell>
        </table:table-row>
        <table:table-row>
          <table:table-cell table:number-columns-repeated="2"/>
          <table:table-cell table:style-name="ce1" office:value-type="string">
            <text:p>Midlands</text:p>
          </table:table-cell>
          <table:table-cell table:style-name="ce1" office:value-type="float" office:value="-1.27568763808002">
            <text:p>-1.27568763808002</text:p>
          </table:table-cell>
          <table:table-cell table:style-name="ce1" office:value-type="float" office:value="2.87058571940992">
            <text:p>2.87058571940992</text:p>
          </table:table-cell>
        </table:table-row>
        <table:table-row>
          <table:table-cell table:number-columns-repeated="2"/>
          <table:table-cell table:style-name="ce1" office:value-type="string">
            <text:p>Eastern</text:p>
          </table:table-cell>
          <table:table-cell table:style-name="ce1" office:value-type="float" office:value="0.581903942053116">
            <text:p>0.581903942053116</text:p>
          </table:table-cell>
          <table:table-cell table:style-name="ce1" office:value-type="float" office:value="1.1422307798067">
            <text:p>1.1422307798067</text:p>
          </table:table-cell>
        </table:table-row>
        <table:table-row>
          <table:table-cell table:number-columns-repeated="2"/>
          <table:table-cell table:style-name="ce1" office:value-type="string">
            <text:p>South Wales</text:p>
          </table:table-cell>
          <table:table-cell table:style-name="ce1" office:value-type="float" office:value="-5.28813702375794">
            <text:p>-5.28813702375794</text:p>
          </table:table-cell>
          <table:table-cell table:style-name="ce1" office:value-type="float" office:value="6.63258054851623">
            <text:p>6.63258054851623</text:p>
          </table:table-cell>
        </table:table-row>
        <table:table-row>
          <table:table-cell table:number-columns-repeated="2"/>
          <table:table-cell table:style-name="ce1" office:value-type="string">
            <text:p>South East</text:p>
          </table:table-cell>
          <table:table-cell table:style-name="ce1" office:value-type="float" office:value="3.74115973125224">
            <text:p>3.74115973125224</text:p>
          </table:table-cell>
          <table:table-cell table:style-name="ce1" office:value-type="float" office:value="0.662147418554957">
            <text:p>0.662147418554957</text:p>
          </table:table-cell>
        </table:table-row>
      </table:table>
      <table:table table:name="'file:///home/sebair/Downloads/TNUoS%20Forecast%20from%202020-21%20to%202024-25%20-%20Tables(1).xlsm'#TDDD" table:print="false" table:style-name="ta_extref">
        <table:table-source xlink:type="simple" xlink:href="../../../../../Downloads/TNUoS%20Forecast%20from%202020-21%20to%202024-25%20-%20Tables(1).xlsm" table:table-name="TDDD" table:mode="copy-results-only"/>
        <table:table-column table:number-columns-repeated="5"/>
        <table:table-row table:number-rows-repeated="3">
          <table:table-cell table:number-columns-repeated="5"/>
        </table:table-row>
        <table:table-row>
          <table:table-cell table:number-columns-repeated="2"/>
          <table:table-cell table:style-name="ce1" office:value-type="string">
            <text:p>Zone Name</text:p>
          </table:table-cell>
          <table:table-cell table:style-name="ce1" office:value-type="string">
            <text:p>Gross Half-Hourly Demand Tariff</text:p>
          </table:table-cell>
        </table:table-row>
        <table:table-row>
          <table:table-cell table:number-columns-repeated="4"/>
          <table:table-cell table:style-name="ce1" office:value-type="string">
            <text:p>Peak Security Transport</text:p>
          </table:table-cell>
        </table:table-row>
        <table:table-row>
          <table:table-cell table:number-columns-repeated="4"/>
          <table:table-cell table:style-name="ce1" office:value-type="string">
            <text:p>(£/kW)</text:p>
          </table:table-cell>
        </table:table-row>
        <table:table-row>
          <table:table-cell table:number-columns-repeated="2"/>
          <table:table-cell table:style-name="ce1" office:value-type="string">
            <text:p>Northern Scotland</text:p>
          </table:table-cell>
          <table:table-cell table:style-name="ce1" office:value-type="float" office:value="-1.52977658776432">
            <text:p>-1.52977658776432</text:p>
          </table:table-cell>
          <table:table-cell table:style-name="ce1" office:value-type="float" office:value="-35.408340571674">
            <text:p>-35.408340571674</text:p>
          </table:table-cell>
        </table:table-row>
        <table:table-row>
          <table:table-cell table:number-columns-repeated="2"/>
          <table:table-cell table:style-name="ce1" office:value-type="string">
            <text:p>Southern Scotland</text:p>
          </table:table-cell>
          <table:table-cell table:style-name="ce1" office:value-type="float" office:value="-1.73822703469045">
            <text:p>-1.73822703469045</text:p>
          </table:table-cell>
          <table:table-cell table:style-name="ce1" office:value-type="float" office:value="-26.1136656202026">
            <text:p>-26.1136656202026</text:p>
          </table:table-cell>
        </table:table-row>
        <table:table-row>
          <table:table-cell table:number-columns-repeated="2"/>
          <table:table-cell table:style-name="ce1" office:value-type="string">
            <text:p>Northern</text:p>
          </table:table-cell>
          <table:table-cell table:style-name="ce1" office:value-type="float" office:value="-3.28124745084038">
            <text:p>-3.28124745084038</text:p>
          </table:table-cell>
          <table:table-cell table:style-name="ce1" office:value-type="float" office:value="-10.537683625154">
            <text:p>-10.537683625154</text:p>
          </table:table-cell>
        </table:table-row>
        <table:table-row>
          <table:table-cell table:number-columns-repeated="2"/>
          <table:table-cell table:style-name="ce1" office:value-type="string">
            <text:p>North West</text:p>
          </table:table-cell>
          <table:table-cell table:style-name="ce1" office:value-type="float" office:value="-1.11715658960237">
            <text:p>-1.11715658960237</text:p>
          </table:table-cell>
          <table:table-cell table:style-name="ce1" office:value-type="float" office:value="-4.38106002216003">
            <text:p>-4.38106002216003</text:p>
          </table:table-cell>
        </table:table-row>
        <table:table-row>
          <table:table-cell table:number-columns-repeated="2"/>
          <table:table-cell table:style-name="ce1" office:value-type="string">
            <text:p>Yorkshire</text:p>
          </table:table-cell>
          <table:table-cell table:style-name="ce1" office:value-type="float" office:value="-2.92312399141667">
            <text:p>-2.92312399141667</text:p>
          </table:table-cell>
          <table:table-cell table:style-name="ce1" office:value-type="float" office:value="-2.43079334956045">
            <text:p>-2.43079334956045</text:p>
          </table:table-cell>
        </table:table-row>
        <table:table-row>
          <table:table-cell table:number-columns-repeated="2"/>
          <table:table-cell table:style-name="ce1" office:value-type="string">
            <text:p>N Wales &amp; Mersey</text:p>
          </table:table-cell>
          <table:table-cell table:style-name="ce1" office:value-type="float" office:value="-0.782028629206212">
            <text:p>-0.782028629206212</text:p>
          </table:table-cell>
          <table:table-cell table:style-name="ce1" office:value-type="float" office:value="-0.729633956869601">
            <text:p>-0.729633956869601</text:p>
          </table:table-cell>
        </table:table-row>
        <table:table-row>
          <table:table-cell table:number-columns-repeated="2"/>
          <table:table-cell table:style-name="ce1" office:value-type="string">
            <text:p>East Midlands</text:p>
          </table:table-cell>
          <table:table-cell table:style-name="ce1" office:value-type="float" office:value="-2.09241632034246">
            <text:p>-2.09241632034246</text:p>
          </table:table-cell>
          <table:table-cell table:style-name="ce1" office:value-type="float" office:value="1.96505437704674">
            <text:p>1.96505437704674</text:p>
          </table:table-cell>
        </table:table-row>
        <table:table-row>
          <table:table-cell table:number-columns-repeated="2"/>
          <table:table-cell table:style-name="ce1" office:value-type="string">
            <text:p>Midlands</text:p>
          </table:table-cell>
          <table:table-cell table:style-name="ce1" office:value-type="float" office:value="-1.17652981225975">
            <text:p>-1.17652981225975</text:p>
          </table:table-cell>
          <table:table-cell table:style-name="ce1" office:value-type="float" office:value="3.19261244912304">
            <text:p>3.19261244912304</text:p>
          </table:table-cell>
        </table:table-row>
        <table:table-row>
          <table:table-cell table:number-columns-repeated="2"/>
          <table:table-cell table:style-name="ce1" office:value-type="string">
            <text:p>Eastern</text:p>
          </table:table-cell>
          <table:table-cell table:style-name="ce1" office:value-type="float" office:value="0.780862857155873">
            <text:p>0.780862857155873</text:p>
          </table:table-cell>
          <table:table-cell table:style-name="ce1" office:value-type="float" office:value="1.0260323939609">
            <text:p>1.0260323939609</text:p>
          </table:table-cell>
        </table:table-row>
        <table:table-row>
          <table:table-cell table:number-columns-repeated="2"/>
          <table:table-cell table:style-name="ce1" office:value-type="string">
            <text:p>South Wales</text:p>
          </table:table-cell>
          <table:table-cell table:style-name="ce1" office:value-type="float" office:value="-5.95383368462926">
            <text:p>-5.95383368462926</text:p>
          </table:table-cell>
          <table:table-cell table:style-name="ce1" office:value-type="float" office:value="6.59399039820165">
            <text:p>6.59399039820165</text:p>
          </table:table-cell>
        </table:table-row>
        <table:table-row>
          <table:table-cell table:number-columns-repeated="2"/>
          <table:table-cell table:style-name="ce1" office:value-type="string">
            <text:p>South East</text:p>
          </table:table-cell>
          <table:table-cell table:style-name="ce1" office:value-type="float" office:value="3.49593872704784">
            <text:p>3.49593872704784</text:p>
          </table:table-cell>
          <table:table-cell table:style-name="ce1" office:value-type="float" office:value="1.13929868339708">
            <text:p>1.13929868339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0" loext:min-decimal-places="0" number:min-integer-digits="1"/>
      <number:text> </number:text>
    </number:number-style>
    <number:number-style style:name="N141">
      <number:number number:decimal-places="1" loext:min-decimal-places="1" number:min-integer-digits="1" number:grouping="true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6" loext:min-decimal-places="6" number:min-integer-digits="1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48">
      <number:number number:decimal-places="25" loext:min-decimal-places="25" number:min-integer-digits="1"/>
    </number:number-style>
    <number:number-style style:name="N15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1" loext:min-decimal-places="1" number:min-integer-digits="1" number:grouping="true"/>
    </number:number-style>
    <number:number-style style:name="N154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1" loext:min-decimal-places="1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3" loext:min-decimal-places="3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58P0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loext:min-decimal-places="2" number:min-integer-digits="1" number:grouping="true"/>
      <number:text> </number:text>
    </number:number-style>
    <number:number-style style:name="N163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3P0"/>
    </number:number-style>
    <number:number-style style:name="N166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6" loext:min-decimal-places="6" number:min-integer-digits="1" number:grouping="true"/>
    </number:number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6" loext:min-decimal-places="6" number:min-integer-digits="1" number:grouping="true"/>
      <number:text> </number:text>
    </number:number-style>
    <number:number-style style:name="N172">
      <number:text>-</number:text>
      <number:number number:decimal-places="6" loext:min-decimal-places="6" number:min-integer-digits="1" number:grouping="true"/>
      <number:text> </number:text>
      <style:map style:condition="value()&gt;=0" style:apply-style-name="N172P0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3" loext:min-decimal-places="3" number:min-integer-digits="1"/>
      <number:text> </number:text>
    </number:number-style>
    <number:number-style style:name="N175P0" style:volatile="true">
      <number:number number:decimal-places="3" loext:min-decimal-places="3" number:min-integer-digits="1" number:grouping="true"/>
      <number:text> </number:text>
    </number:number-style>
    <number:number-style style:name="N175">
      <number:text>-</number:text>
      <number:number number:decimal-places="3" loext:min-decimal-places="3" number:min-integer-digits="1" number:grouping="true"/>
      <number:text> </number:text>
      <style:map style:condition="value()&gt;=0" style:apply-style-name="N175P0"/>
    </number:number-style>
    <number:percentage-style style:name="N176">
      <number:number number:decimal-places="4" loext:min-decimal-places="4" number:min-integer-digits="1"/>
      <number:text>%</number:text>
    </number:percentage-style>
    <number:number-style style:name="N179P0" style:volatile="true">
      <loext:text> </loext:text>
      <loext:fill-character> </loext:fill-character>
      <number:number number:decimal-places="9" loext:min-decimal-places="9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9" loext:min-decimal-places="9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5" loext:min-decimal-places="5" number:min-integer-digits="1"/>
    </number:number-style>
    <number:number-style style:name="N181">
      <number:text>£</number:text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Template_20_WILKS_20_Tariff_20_Model" style:display-name="Normal_Template WILKS Tariff Model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2:22:08.291680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2:21:48.557380892</meta:creation-date>
    <dc:date>2020-05-18T22:21:58.468517215</dc:date>
    <meta:editing-duration>PT11S</meta:editing-duration>
    <meta:editing-cycles>1</meta:editing-cycles>
    <meta:generator>LibreOffice/6.0.7.3$Linux_X86_64 LibreOffice_project/00m0$Build-3</meta:generator>
    <meta:document-statistic meta:table-count="1" meta:cell-count="110" meta:object-count="0"/>
  </office:meta>
</office:document-meta>
</file>